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3e62" officeooo:paragraph-rsid="00133e62"/>
    </style:style>
    <style:style style:name="P2" style:family="paragraph" style:parent-style-name="Standard">
      <style:paragraph-properties fo:text-align="center" style:justify-single-word="false"/>
      <style:text-properties officeooo:rsid="00133e62" officeooo:paragraph-rsid="00133e62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76357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8d171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bd245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d7fdc" officeooo:paragraph-rsid="001d7fdc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e8ea7" officeooo:paragraph-rsid="001e8ea7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0a52b" officeooo:paragraph-rsid="0020a52b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200b5" officeooo:paragraph-rsid="002200b5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eb406" officeooo:paragraph-rsid="002eb406"/>
    </style:style>
    <style:style style:name="T1" style:family="text">
      <style:text-properties officeooo:rsid="00133e62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30bd5f"/>
    </style:style>
    <style:style style:name="T5" style:family="text">
      <style:text-properties style:text-position="0% 100%" fo:font-style="italic" officeooo:rsid="0030bd5f" style:font-style-asian="italic" style:font-style-complex="italic"/>
    </style:style>
    <style:style style:name="T6" style:family="text">
      <style:text-properties officeooo:rsid="002502c2"/>
    </style:style>
    <style:style style:name="T7" style:family="text">
      <style:text-properties officeooo:rsid="0030a7f7"/>
    </style:style>
    <style:style style:name="T8" style:family="text">
      <style:text-properties style:text-position="sub 58%" officeooo:rsid="0030bd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: homework3.pdf<text:line-break/>Author: P.J. Leyden</text:p>
      <text:p text:style-name="P1">Date: October 21<text:span text:style-name="T2">st</text:span>, 2019<text:line-break/></text:p>
      <text:p text:style-name="P2">Homework 3</text:p>
      <text:p text:style-name="P2"/>
      <text:list xml:id="list3791807572" text:style-name="L1">
        <text:list-item>
          <text:p text:style-name="P4"><text:span text:style-name="T1">{Bread, Milk, Coke}</text:span></text:p>
          <text:list>
            <text:list-item>
              <text:p text:style-name="P5"><text:span text:style-name="T1">We exclude {} → {Bread, Milk, Coke} and {Bread, Milk, Coke} → {}</text:span></text:p>
              <text:list>
                <text:list-item>
                  <text:p text:style-name="P5"><text:span text:style-name="T1">{Bread} → {Milk, Coke}</text:span></text:p>
                </text:list-item>
                <text:list-item>
                  <text:p text:style-name="P5"><text:span text:style-name="T1">{Milk} → {Bread, Coke}</text:span></text:p>
                </text:list-item>
                <text:list-item>
                  <text:p text:style-name="P5"><text:span text:style-name="T1">{Coke} → {Bread, Milk}</text:span></text:p>
                </text:list-item>
                <text:list-item>
                  <text:p text:style-name="P5"><text:span text:style-name="T1">{Milk, Coke} → {Bread}</text:span></text:p>
                </text:list-item>
                <text:list-item>
                  <text:p text:style-name="P5"><text:span text:style-name="T1">{Bread, Coke} → {Milk}</text:span></text:p>
                </text:list-item>
                <text:list-item>
                  <text:p text:style-name="P5"><text:span text:style-name="T1">{Bread, Milk} → {Coke}<text:line-break/></text:span></text:p>
                </text:list-item>
              </text:list>
            </text:list-item>
            <text:list-item>
              <text:p text:style-name="P6">s = support and c = confidence</text:p>
              <text:list>
                <text:list-item>
                  <text:p text:style-name="P7">s = 0.4, <text:span text:style-name="T6">c = 0.5</text:span> </text:p>
                </text:list-item>
                <text:list-item>
                  <text:p text:style-name="P8">s = 0.4, <text:span text:style-name="T6">c = 0.5</text:span></text:p>
                </text:list-item>
                <text:list-item>
                  <text:p text:style-name="P9">s = 0.4, <text:span text:style-name="T6">c = 0.66</text:span></text:p>
                </text:list-item>
                <text:list-item>
                  <text:p text:style-name="P9">s = 0.4, <text:span text:style-name="T6">c = 0.66</text:span></text:p>
                </text:list-item>
                <text:list-item>
                  <text:p text:style-name="P9">s = 0.4, <text:span text:style-name="T6">c = 1</text:span></text:p>
                </text:list-item>
                <text:list-item>
                  <text:p text:style-name="P9">s = 0.4, <text:span text:style-name="T6">c = 0.66<text:line-break/></text:span></text:p>
                </text:list-item>
              </text:list>
            </text:list-item>
          </text:list>
        </text:list-item>
        <text:list-item>
          <text:p text:style-name="P10">Anti-monotonicity describes the property that, if an itemset X violates some constraint C so do all of X’s supersets. In terms of confidence, all rules that are derived from the same itemset have the monotonic property. <text:line-break/><text:span text:style-name="T7">This property can be used in the apriori algorithm by pruning the lattice. If we create a lattice of rules L, with levels starting at the top with L</text:span><text:span text:style-name="T8">0</text:span><text:span text:style-name="T4">, and increasing, we can start checking the confidence of each rule in each level. We can prune however, by not checking subsets of rules who confidence falls below some </text:span><text:span text:style-name="T5">minimum confidence threshold.</text:span>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2:55:57.262732681</meta:creation-date>
    <dc:date>2019-10-21T13:19:24.794980803</dc:date>
    <meta:editing-duration>PT23M18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07" meta:character-count="1020" meta:non-whitespace-character-count="843"/>
  </office:meta>
</office:document-meta>
</file>